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Gabriola1" svg:font-family="Gabriola" style:font-family-generic="decorative" style:font-pitch="variable"/>
    <style:font-face style:name="Gabriola" svg:font-family="Gabriola" style:font-adornments="Normal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25pt" fo:font-weight="bold" style:font-size-asian="25pt" style:font-weight-asian="bold" style:font-size-complex="25pt" style:font-weight-complex="bold"/>
    </style:style>
    <style:style style:name="P2" style:family="paragraph" style:parent-style-name="Standard">
      <style:paragraph-properties fo:line-height="0.4cm" fo:text-align="center" style:justify-single-word="false" fo:background-color="#ffffff">
        <style:background-image/>
      </style:paragraph-properties>
      <style:text-properties style:font-name="Gabriola1" fo:font-weight="bold" style:font-weight-asian="bold" style:font-weight-complex="bold"/>
    </style:style>
    <style:style style:name="P3" style:family="paragraph" style:parent-style-name="Standard">
      <style:paragraph-properties fo:line-height="0.4cm" fo:text-align="center" style:justify-single-word="false" fo:background-color="#ffffff">
        <style:background-image/>
      </style:paragraph-properties>
      <style:text-properties style:font-name="Gabriola1" style:text-underline-style="none" fo:font-weight="bold" style:font-weight-asian="bold" style:font-weight-complex="bold"/>
    </style:style>
    <style:style style:name="P4" style:family="paragraph" style:parent-style-name="Standard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9pt" style:text-underline-style="none" fo:font-weight="bold" style:font-size-asian="9pt" style:font-weight-asian="bold" style:font-size-complex="9pt" style:font-weight-complex="bold"/>
    </style:style>
    <style:style style:name="P5" style:family="paragraph" style:parent-style-name="Standard" style:list-style-name="L1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size="9pt" style:text-underline-style="none" fo:font-weight="normal" style:font-size-asian="9pt" style:font-weight-asian="normal" style:font-size-complex="9pt" style:font-weight-complex="normal"/>
    </style:style>
    <style:style style:name="P6" style:family="paragraph" style:parent-style-name="Standard" style:list-style-name="L2">
      <style:paragraph-properties fo:line-height="0.4cm" fo:text-align="start" style:justify-single-word="false" fo:background-color="#ffffff">
        <style:background-image/>
      </style:paragraph-properties>
      <style:text-properties style:font-name="Gabriola1" fo:font-weight="bold" style:font-weight-asian="bold" style:font-weight-complex="bold"/>
    </style:style>
    <style:style style:name="P7" style:family="paragraph" style:parent-style-name="Standard" style:list-style-name="L2">
      <style:paragraph-properties fo:line-height="0.4cm" fo:text-align="start" style:justify-single-word="false" fo:background-color="#ffffff">
        <style:background-image/>
      </style:paragraph-properties>
      <style:text-properties fo:font-variant="normal" fo:text-transform="none" fo:color="#030303" style:font-name="Gabriola1" fo:font-size="10.5pt" fo:letter-spacing="normal" fo:font-style="normal" fo:font-weight="normal" style:font-weight-asian="bold" style:font-weight-complex="bold"/>
    </style:style>
    <style:style style:name="P8" style:family="paragraph" style:parent-style-name="Standard" style:list-style-name="L2">
      <style:paragraph-properties fo:line-height="0.4cm" fo:text-align="start" style:justify-single-word="false" fo:background-color="#ffffff" style:shadow="none">
        <style:background-image/>
      </style:paragraph-properties>
      <style:text-properties fo:font-variant="normal" fo:text-transform="none" fo:color="#030303" style:font-name="Gabriola1" fo:font-size="10.5pt" fo:letter-spacing="normal" fo:font-style="normal" fo:font-weight="normal" style:font-weight-asian="bold" style:font-weight-complex="bold"/>
    </style:style>
    <style:style style:name="P9" style:family="paragraph" style:parent-style-name="Standard" style:list-style-name="L2" style:master-page-name="">
      <style:paragraph-properties fo:line-height="0.4cm" fo:text-align="start" style:justify-single-word="false" style:page-number="auto" fo:background-color="#ffffff" style:shadow="none">
        <style:background-image/>
      </style:paragraph-properties>
      <style:text-properties fo:font-variant="normal" fo:text-transform="none" fo:color="#030303" style:font-name="Gabriola1" fo:font-size="10.5pt" fo:letter-spacing="normal" fo:font-style="normal" fo:font-weight="normal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21cm" fo:text-indent="-0.136cm" fo:margin-left="0.771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grédients :</text:p>
      <text:p text:style-name="P4"><text:s text:c="2"/></text:p>
      <text:list xml:id="list1394630289960223962" text:style-name="L1">
        <text:list-item>
          <text:p text:style-name="P5">450g bœuf plutôt maigre</text:p>
        </text:list-item>
        <text:list-item>
          <text:p text:style-name="P5">3 oignons</text:p>
        </text:list-item>
        <text:list-item>
          <text:p text:style-name="P5">5 CS de sauce soja claire</text:p>
        </text:list-item>
        <text:list-item>
          <text:p text:style-name="P5">5 CS d'eau</text:p>
        </text:list-item>
        <text:list-item>
          <text:p text:style-name="P5">2 cc de fécule de maïs</text:p>
        </text:list-item>
        <text:list-item>
          <text:p text:style-name="P5">2cc de sauce huître</text:p>
        </text:list-item>
        <text:list-item>
          <text:p text:style-name="P5">2cc de sauce de poisson</text:p>
        </text:list-item>
        <text:list-item>
          <text:p text:style-name="P5">Ail </text:p>
        </text:list-item>
        <text:list-item>
          <text:p text:style-name="P5">gingembre</text:p>
        </text:list-item>
        <text:list-item>
          <text:p text:style-name="P5">poivre</text:p>
          <text:p text:style-name="P5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Étapes :</text:p>
      <text:p text:style-name="P2"/>
      <text:list xml:id="list3343458857079793723" text:style-name="L2">
        <text:list-item>
          <text:p text:style-name="P9">Couper la pièce de bœuf en fines lamelles et la déposer dans un grand bol. </text:p>
          <text:p text:style-name="P8"/>
        </text:list-item>
        <text:list-item>
          <text:p text:style-name="P7">Verser les sauces, l'eau, l'ail, le gingembre et un peu de poivre dans le saladier. Bien remuer le tout, et laisser mariner la viande 30min à 1h. <text:line-break/></text:p>
        </text:list-item>
        <text:list-item>
          <text:p text:style-name="P7">Couper les oignons en gros quartiers, et les faire revenir dans une poêle avec une huile bien chaude, pendant environ 5 min. </text:p>
          <text:p text:style-name="P7"/>
        </text:list-item>
        <text:list-item>
          <text:p text:style-name="P7">Retirer les oignons du feu, huiler la poêle à nouveau, puis faire saisir la viande pendant quelques min, en laissant un maximum de marinade dans le bol. </text:p>
          <text:p text:style-name="P7"/>
        </text:list-item>
        <text:list-item>
          <text:p text:style-name="P7">Ajouter alors les oignons et le reste de la marinade dans la poêle, et faire cuire le tout pendant quelques minutes encore. Ajouter de l'eau si besoin. </text:p>
          <text:p text:style-name="P7"/>
        </text:list-item>
        <text:list-item>
          <text:p text:style-name="P7">Poivrer une nouvelle fois avant de servir. 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Gabriola1" svg:font-family="Gabriola" style:font-family-generic="decorative" style:font-pitch="variable"/>
    <style:font-face style:name="Gabriola" svg:font-family="Gabriola" style:font-adornments="Normal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#3399ff" fo:padding="0.049cm" fo:border="0.002cm solid #000000" style:shadow="#808080 0.049cm 0.049cm" text:number-lines="false" text:line-number="0" style:join-border="false">
        <style:tab-stops>
          <style:tab-stop style:position="8.5cm" style:type="center"/>
          <style:tab-stop style:position="17cm" style:type="right"/>
        </style:tab-stops>
        <style:drop-cap/>
        <style:background-image/>
      </style:paragraph-properties>
      <style:text-properties fo:font-variant="small-caps" style:text-outline="true" style:font-name="Gabriola" fo:font-size="2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25pt" fo:font-weight="bold" style:font-size-asian="25pt" style:font-weight-asian="bold" style:font-size-complex="25pt" style:font-weight-complex="bold"/>
    </style:style>
    <style:page-layout style:name="Mpm1">
      <style:page-layout-properties fo:page-width="21.001cm" fo:page-height="14.801cm" style:num-format="1" style:print-orientation="landscape" fo:margin-top="1cm" fo:margin-bottom="1cm" fo:margin-left="2.499cm" fo:margin-right="1cm" fo:border="none" fo:padding="0cm" style:shadow="none" fo:background-color="transparent" style:writing-mode="lr-tb" style:footnote-max-height="0cm">
        <style:background-image/>
        <style:columns fo:column-count="2">
          <style:column-sep style:width="0.035cm" style:color="#000000" style:height="50%" style:vertical-align="middle"/>
          <style:column style:rel-width="2990*" fo:start-indent="0cm" fo:end-indent="0.249cm"/>
          <style:column style:rel-width="7809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3cm" fo:margin-right="3cm" fo:margin-bottom="1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MP1">Bœuf aux Oignon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rélien LECERF</meta:initial-creator>
    <meta:creation-date>2020-09-19T08:41:16.59</meta:creation-date>
    <dc:date>2025-06-06T19:31:20.26</dc:date>
    <dc:creator>Aurélien Lecerf</dc:creator>
    <meta:editing-duration>PT6H41M42S</meta:editing-duration>
    <meta:editing-cycles>15</meta:editing-cycles>
    <meta:generator>OpenOffice/4.1.10$Win32 OpenOffice.org_project/4110m2$Build-9807</meta:generator>
    <meta:document-statistic meta:table-count="0" meta:image-count="0" meta:object-count="0" meta:page-count="1" meta:paragraph-count="20" meta:word-count="181" meta:character-count="906"/>
  </office:meta>
</office:document-meta>
</file>